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9986" officeooo:paragraph-rsid="000199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łej kawus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4T17:01:01.705370909</meta:creation-date>
    <dc:date>2022-11-14T17:01:38.537449624</dc:date>
    <meta:editing-duration>PT38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6.4.7.2$Linux_X86_64 LibreOffice_project/40$Build-2</meta:generator>
  </office:meta>
</office:document-meta>
</file>